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13F05AE1CA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imbus Sans Narrow" svg:font-family="'Nimbus Sans Narrow'" style:font-family-generic="swiss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7bc65" loext:fill-use-slide-background="false" draw:textarea-horizontal-align="justify" draw:textarea-vertical-align="middle" draw:auto-grow-height="false" fo:min-height="1.02cm" fo:min-width="1.908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77bc65" loext:fill-use-slide-background="false" draw:textarea-horizontal-align="justify" draw:textarea-vertical-align="middle" draw:auto-grow-height="false" fo:min-height="1.655cm" fo:min-width="2.157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ffaa95" loext:fill-use-slide-background="false" draw:textarea-horizontal-align="justify" draw:textarea-vertical-align="middle" draw:auto-grow-height="false" fo:min-height="1.019cm" fo:min-width="2.675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draw:marker-start-width="0.252cm" draw:marker-end-width="0.252cm" draw:fill="none" loext:fill-use-slide-background="false" draw:textarea-horizontal-align="justify" draw:textarea-vertical-align="middle" draw:auto-grow-height="false" fo:min-height="4.091cm" fo:min-width="14.071cm" fo:padding-top="0.142cm" fo:padding-bottom="0.142cm" fo:padding-left="0.267cm" fo:padding-right="0.267cm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95cm, 0cm, 0cm)" draw:image-opacity="100%" style:mirror="none" loext:decorative="false"/>
    </style:style>
    <style:style style:name="gr6" style:family="graphic" style:parent-style-name="standard">
      <style:graphic-properties svg:stroke-width="0.028cm" draw:marker-start="Arrowheads_20_2" draw:marker-start-width="0.242cm" draw:marker-end="Arrowheads_20_2" draw:marker-end-width="0.242cm" draw:textarea-vertical-align="middle" fo:padding-top="0.139cm" fo:padding-bottom="0.139cm" fo:padding-left="0.264cm" fo:padding-right="0.264cm" loext:decorative="false"/>
    </style:style>
    <style:style style:name="gr7" style:family="graphic" style:parent-style-name="standard">
      <style:graphic-properties svg:stroke-width="0.018cm" draw:marker-start-width="0.227cm" draw:marker-end="Arrowheads_20_2" draw:marker-end-width="0.227cm" draw:textarea-vertical-align="middle" fo:padding-top="0.134cm" fo:padding-bottom="0.134cm" fo:padding-left="0.259cm" fo:padding-right="0.259cm" loext:decorative="false"/>
    </style:style>
    <style:style style:name="gr8" style:family="graphic" style:parent-style-name="standard">
      <style:graphic-properties svg:stroke-width="0.018cm" draw:marker-start="Arrowheads_20_2" draw:marker-start-width="0.227cm" draw:marker-end-width="0.227cm" draw:textarea-vertical-align="middle" fo:padding-top="0.134cm" fo:padding-bottom="0.134cm" fo:padding-left="0.259cm" fo:padding-right="0.259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43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11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0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49cm" loext:decorative="false"/>
      <style:paragraph-properties style:writing-mode="lr-tb"/>
    </style:style>
    <style:style style:name="gr13" style:family="graphic" style:parent-style-name="standard">
      <style:graphic-properties svg:stroke-width="0.018cm" draw:marker-start-width="0.227cm" draw:marker-end-width="0.227cm" draw:fill="none" draw:textarea-vertical-align="middle" draw:auto-grow-height="false" fo:min-height="1.963cm" fo:min-width="0cm" fo:padding-top="0.134cm" fo:padding-bottom="0.134cm" fo:padding-left="0.259cm" fo:padding-right="0.259cm" fo:wrap-option="wrap" loext:decorative="false"/>
    </style:style>
    <style:style style:name="gr14" style:family="graphic" style:parent-style-name="standard">
      <style:graphic-properties draw:stroke="dash" draw:stroke-dash="Double_20_Dash" svg:stroke-linecap="butt" draw:fill="none" loext:fill-use-slide-background="false" draw:textarea-horizontal-align="justify" draw:textarea-vertical-align="middle" draw:auto-grow-height="false" fo:min-height="1.973cm" fo:min-width="3.31cm" loext:decorative="false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25cm" loext:decorative="false"/>
      <style:paragraph-properties style:writing-mode="lr-tb"/>
    </style:style>
    <style:style style:name="gr16" style:family="graphic" style:parent-style-name="standard">
      <style:graphic-properties svg:stroke-width="0.018cm" draw:marker-start-width="0.227cm" draw:marker-end-width="0.227cm" draw:fill="none" draw:textarea-vertical-align="middle" draw:auto-grow-height="false" fo:min-height="1.543cm" fo:min-width="0cm" fo:padding-top="0.134cm" fo:padding-bottom="0.134cm" fo:padding-left="0.259cm" fo:padding-right="0.259cm" fo:wrap-option="wrap" loext:decorative="false"/>
    </style:style>
    <style:style style:name="P1" style:family="paragraph">
      <style:paragraph-properties fo:text-align="center"/>
      <style:text-properties fo:color="#00339a" loext:opacity="100%" style:font-name="Nimbus Sans Narrow"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="solid" draw:fill-color="#77bc65"/>
      <style:paragraph-properties fo:text-align="center" style:writing-mode="lr-tb"/>
      <style:text-properties fo:color="#00339a" loext:opacity="100%" style:font-name="Nimbus Sans Narrow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ffaa95"/>
      <style:paragraph-properties fo:text-align="center" style:writing-mode="lr-tb"/>
      <style:text-properties fo:color="#00339a" loext:opacity="100%" style:font-name="Nimbus Sans Narrow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Nimbus Sans Narrow" fo:font-size="12pt" style:font-size-asian="12pt" style:font-size-complex="12pt"/>
    </style:style>
    <style:style style:name="P9" style:family="paragraph">
      <loext:graphic-properties draw:fill="none" draw:fill-color="#ffffff"/>
      <style:paragraph-properties fo:text-align="center"/>
      <style:text-properties style:font-name="Nimbus Sans Narrow" fo:font-size="11pt" style:font-size-asian="11pt" style:font-size-complex="11pt"/>
    </style:style>
    <style:style style:name="T1" style:family="text">
      <style:text-properties fo:color="#00339a" loext:opacity="100%" style:font-name="Nimbus Sans Narrow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Nimbus Sans Narrow" fo:font-size="12pt" style:font-size-asian="12pt" style:font-size-complex="12pt"/>
    </style:style>
    <style:style style:name="T5" style:family="text">
      <style:text-properties style:font-name="Nimbus Sans Narrow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408cm" svg:height="1.27cm" svg:x="22.907cm" svg:y="6.715cm">
          <draw:glue-point draw:id="4" svg:x="-5.004cm" svg:y="-2.503cm"/>
          <draw:glue-point draw:id="5" svg:x="-5.004cm" svg:y="2.496cm"/>
          <text:p text:style-name="P1"><text:span text:style-name="T1">TFlite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2.657cm" svg:height="1.905cm" svg:x="17.885cm" svg:y="6.398cm">
          <draw:glue-point draw:id="4" svg:x="4.655cm" svg:y="-1.669cm"/>
          <draw:glue-point draw:id="5" svg:x="4.655cm" svg:y="-1.669cm"/>
          <draw:glue-point draw:id="6" svg:x="5.001cm" svg:y="-1.669cm"/>
          <draw:glue-point draw:id="7" svg:x="4.655cm" svg:y="1.664cm"/>
          <draw:glue-point draw:id="8" svg:x="4.655cm" svg:y="1.664cm"/>
          <draw:glue-point draw:id="9" svg:x="4.655cm" svg:y="1.664cm"/>
          <draw:glue-point draw:id="10" svg:x="5.001cm" svg:y="1.664cm"/>
          <draw:glue-point draw:id="11" svg:x="-5.005cm" svg:y="1.664cm"/>
          <draw:glue-point draw:id="12" svg:x="-5.005cm" svg:y="-1.669cm"/>
          <text:p text:style-name="P1"><text:span text:style-name="T1">Onboard Compute 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3.175cm" svg:height="1.269cm" svg:x="12.748cm" svg:y="6.716cm">
          <draw:glue-point draw:id="4" svg:x="4.998cm" svg:y="-2.505cm"/>
          <draw:glue-point draw:id="5" svg:x="4.998cm" svg:y="2.498cm"/>
          <text:p text:style-name="P1"><text:span text:style-name="T1">SteelEagle 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4.605cm" svg:height="4.375cm" svg:x="11.16cm" svg:y="5.197cm">
          <text:p/>
          <draw:enhanced-geometry svg:viewBox="0 0 21600 21600" draw:type="rectangle" draw:enhanced-path="M 0 0 L 21600 0 21600 21600 0 21600 0 0 Z N"/>
        </draw:custom-shape>
        <draw:frame draw:style-name="gr5" draw:text-style-name="P4" xml:id="id1" draw:id="id1" draw:layer="layout" svg:width="4.126cm" svg:height="2.769cm" svg:x="5.445cm" svg:y="5.966cm">
          <draw:image xlink:href="Pictures/10000001000002000000013F05AE1CAF.png" xlink:type="simple" xlink:show="embed" xlink:actuate="onLoad" draw:mime-type="image/png">
            <text:p/>
          </draw:image>
        </draw:frame>
        <draw:connector draw:style-name="gr6" draw:text-style-name="P5" draw:layer="layout" svg:x1="9.571cm" svg:y1="7.35cm" svg:x2="12.748cm" svg:y2="7.35cm" draw:start-shape="id1" draw:start-glue-point="1" draw:end-shape="id2" draw:end-glue-point="3" svg:d="M9571 7350h3177" svg:viewBox="0 0 3178 1">
          <text:p/>
        </draw:connector>
        <draw:connector draw:style-name="gr7" draw:text-style-name="P5" draw:layer="layout" svg:x1="20.541cm" svg:y1="7.033cm" svg:x2="22.907cm" svg:y2="7.033cm" draw:start-shape="id3" draw:start-glue-point="6" draw:end-shape="id4" draw:end-glue-point="4" svg:d="M20541 7033h2366" svg:viewBox="0 0 2367 1">
          <text:p/>
        </draw:connector>
        <draw:connector draw:style-name="gr8" draw:text-style-name="P5" draw:layer="layout" svg:x1="20.541cm" svg:y1="7.666cm" svg:x2="22.907cm" svg:y2="7.666cm" draw:start-shape="id3" draw:start-glue-point="10" draw:end-shape="id4" draw:end-glue-point="5" svg:d="M20541 7666h2366" svg:viewBox="0 0 2367 1">
          <text:p/>
        </draw:connector>
        <draw:frame draw:style-name="gr9" draw:text-style-name="P6" draw:layer="layout" svg:width="1.587cm" svg:height="0.683cm" svg:x="10.525cm" svg:y="6.715cm">
          <draw:text-box>
            <text:p><text:span text:style-name="T2">Wi-Fi</text:span></text:p>
          </draw:text-box>
        </draw:frame>
        <draw:frame draw:style-name="gr10" draw:text-style-name="P7" draw:layer="layout" svg:width="2.957cm" svg:height="1.361cm" svg:x="11.06cm" svg:y="5.127cm">
          <draw:text-box>
            <text:p><text:span text:style-name="T3">VOXL 2</text:span></text:p>
          </draw:text-box>
        </draw:frame>
        <draw:frame draw:style-name="gr11" draw:text-style-name="P8" draw:layer="layout" svg:width="1.988cm" svg:height="0.953cm" svg:x="20.755cm" svg:y="6.297cm">
          <draw:text-box>
            <text:p text:style-name="P5"><text:span text:style-name="T4">Frames</text:span></text:p>
          </draw:text-box>
        </draw:frame>
        <draw:frame draw:style-name="gr12" draw:text-style-name="P8" draw:layer="layout" svg:width="2.305cm" svg:height="1.099cm" svg:x="20.597cm" svg:y="7.525cm">
          <draw:text-box>
            <text:p text:style-name="P5"><text:span text:style-name="T4">Detections</text:span></text:p>
          </draw:text-box>
        </draw:frame>
        <draw:custom-shape draw:style-name="gr13" draw:text-style-name="P4" draw:layer="layout" svg:width="0.318cm" svg:height="2.353cm" draw:transform="rotate (1.5707963267949) translate (20.565cm 8.7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8" draw:layer="layout" svg:width="2.305cm" svg:height="1.099cm" svg:x="20.589cm" svg:y="8.526cm">
          <draw:text-box>
            <text:p text:style-name="P5"><text:span text:style-name="T4">Unix pipes</text:span></text:p>
          </draw:text-box>
        </draw:frame>
        <draw:custom-shape draw:style-name="gr14" draw:text-style-name="P4" draw:layer="layout" svg:width="3.81cm" svg:height="2.223cm" svg:x="12.43cm" svg:y="6.397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2.305cm" svg:height="1.099cm" svg:x="11.87cm" svg:y="7.928cm">
          <draw:text-box>
            <text:p text:style-name="P5"><text:span text:style-name="T5">Docker</text:span></text:p>
          </draw:text-box>
        </draw:frame>
        <draw:frame draw:style-name="gr15" draw:text-style-name="P8" draw:layer="layout" svg:width="1.818cm" svg:height="0.675cm" svg:x="15.989cm" svg:y="8.738cm">
          <draw:text-box>
            <text:p text:style-name="P5"><text:span text:style-name="T4">ZeroMQ</text:span></text:p>
          </draw:text-box>
        </draw:frame>
        <draw:connector draw:style-name="gr7" draw:text-style-name="P5" draw:layer="layout" svg:x1="15.921cm" svg:y1="7.033cm" svg:x2="17.885cm" svg:y2="7.033cm" draw:start-shape="id2" draw:start-glue-point="4" draw:end-shape="id3" draw:end-glue-point="12" svg:d="M15921 7033h1964" svg:viewBox="0 0 1965 1">
          <text:p/>
        </draw:connector>
        <draw:connector draw:style-name="gr8" draw:text-style-name="P5" draw:layer="layout" svg:x1="15.921cm" svg:y1="7.666cm" svg:x2="17.885cm" svg:y2="7.666cm" draw:start-shape="id2" draw:start-glue-point="5" draw:end-shape="id3" draw:end-glue-point="11" svg:d="M15921 7666h1964" svg:viewBox="0 0 1965 1">
          <text:p/>
        </draw:connector>
        <draw:frame draw:style-name="gr11" draw:text-style-name="P8" draw:layer="layout" svg:width="1.988cm" svg:height="0.953cm" svg:x="15.909cm" svg:y="6.298cm">
          <draw:text-box>
            <text:p text:style-name="P5"><text:span text:style-name="T4">Frames</text:span></text:p>
          </draw:text-box>
        </draw:frame>
        <draw:frame draw:style-name="gr12" draw:text-style-name="P8" draw:layer="layout" svg:width="2.305cm" svg:height="1.099cm" svg:x="15.751cm" svg:y="7.526cm">
          <draw:text-box>
            <text:p text:style-name="P5"><text:span text:style-name="T4">Detections</text:span></text:p>
          </draw:text-box>
        </draw:frame>
        <draw:custom-shape draw:style-name="gr16" draw:text-style-name="P4" draw:layer="layout" svg:width="0.318cm" svg:height="1.909cm" draw:transform="rotate (1.5707963267949) translate (15.944cm 8.79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imbus Sans Narrow" svg:font-family="'Nimbus Sans Narrow'" style:font-family-generic="swiss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13" svg:d="M0 13l10-13 10 13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4:29:34.905982819</meta:creation-date>
    <dc:date>2024-11-25T20:16:00.965653239</dc:date>
    <meta:editing-duration>P1DT5H12M25S</meta:editing-duration>
    <meta:editing-cycles>4</meta:editing-cycles>
    <meta:generator>LibreOffice/24.8.3.2$Linux_X86_64 LibreOffice_project/480$Build-2</meta:generator>
    <meta:print-date>2024-11-24T15:18:07.168434408</meta:print-date>
    <meta:printed-by>PDF files</meta:printed-by>
    <meta:document-statistic meta:object-count="22"/>
  </office:meta>
</office:document-meta>
</file>